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italic" officeooo:rsid="00c88091" officeooo:paragraph-rsid="00c88091" style:font-style-asian="italic" style:font-style-complex="italic"/>
    </style:style>
    <style:style style:name="P4" style:family="paragraph" style:parent-style-name="Text_20_body">
      <style:text-properties fo:font-style="italic" officeooo:rsid="00cf59eb" officeooo:paragraph-rsid="00cf59eb" style:font-style-asian="italic" style:font-style-complex="italic"/>
    </style:style>
    <style:style style:name="P5" style:family="paragraph" style:parent-style-name="Text_20_body">
      <style:text-properties fo:font-style="normal" officeooo:rsid="00ca15a8" officeooo:paragraph-rsid="00ca15a8" style:font-style-asian="normal" style:font-style-complex="normal"/>
    </style:style>
    <style:style style:name="P6" style:family="paragraph" style:parent-style-name="Text_20_body">
      <style:text-properties fo:font-style="normal" officeooo:rsid="00cd339b" officeooo:paragraph-rsid="00cd339b" style:font-style-asian="normal" style:font-style-complex="normal"/>
    </style:style>
    <style:style style:name="P7" style:family="paragraph" style:parent-style-name="Text_20_body">
      <style:text-properties fo:font-style="normal" officeooo:rsid="00cf59eb" officeooo:paragraph-rsid="00cf59eb" style:font-style-asian="normal" style:font-style-complex="normal"/>
    </style:style>
    <style:style style:name="P8" style:family="paragraph" style:parent-style-name="Text_20_body">
      <style:text-properties fo:font-style="normal" officeooo:rsid="00d3a6bb" officeooo:paragraph-rsid="00d3a6bb" style:font-style-asian="normal" style:font-style-complex="normal"/>
    </style:style>
    <style:style style:name="P9" style:family="paragraph" style:parent-style-name="Text_20_body">
      <style:text-properties fo:font-style="normal" officeooo:rsid="00d58fb1" officeooo:paragraph-rsid="00d58fb1" style:font-style-asian="normal" style:font-style-complex="normal"/>
    </style:style>
    <style:style style:name="P10" style:family="paragraph" style:parent-style-name="Text_20_body">
      <style:text-properties fo:font-style="normal" officeooo:rsid="00d7fa64" officeooo:paragraph-rsid="00d7fa64" style:font-style-asian="normal" style:font-style-complex="normal"/>
    </style:style>
    <style:style style:name="P11" style:family="paragraph" style:parent-style-name="Text_20_body">
      <style:text-properties fo:font-style="normal" officeooo:rsid="00d9e25b" officeooo:paragraph-rsid="00d9e25b" style:font-style-asian="normal" style:font-style-complex="normal"/>
    </style:style>
    <style:style style:name="P12" style:family="paragraph" style:parent-style-name="Text_20_body">
      <style:text-properties fo:font-style="normal" officeooo:rsid="00de2c9b" officeooo:paragraph-rsid="00dc5f91" style:font-style-asian="normal" style:font-style-complex="normal"/>
    </style:style>
    <style:style style:name="P13" style:family="paragraph" style:parent-style-name="Text_20_body">
      <style:text-properties fo:font-style="normal" officeooo:rsid="00e0f0c8" officeooo:paragraph-rsid="00e05f7d" style:font-style-asian="normal" style:font-style-complex="normal"/>
    </style:style>
    <style:style style:name="P14" style:family="paragraph" style:parent-style-name="Text_20_body">
      <style:text-properties fo:font-style="normal" officeooo:rsid="00e7228c" officeooo:paragraph-rsid="00e7228c" style:font-style-asian="normal" style:font-style-complex="normal"/>
    </style:style>
    <style:style style:name="P15" style:family="paragraph" style:parent-style-name="Text_20_body">
      <style:text-properties officeooo:rsid="00d9e25b" officeooo:paragraph-rsid="00d9e25b"/>
    </style:style>
    <style:style style:name="P16" style:family="paragraph" style:parent-style-name="Text_20_body">
      <style:paragraph-properties fo:text-align="center" style:justify-single-word="false"/>
      <style:text-properties officeooo:rsid="00dc5f91" officeooo:paragraph-rsid="00dc5f91"/>
    </style:style>
    <style:style style:name="P17" style:family="paragraph" style:parent-style-name="Text_20_body">
      <style:text-properties officeooo:rsid="00de42a0" officeooo:paragraph-rsid="00de42a0"/>
    </style:style>
    <style:style style:name="P18" style:family="paragraph" style:parent-style-name="Text_20_body">
      <style:text-properties officeooo:rsid="00e05f7d" officeooo:paragraph-rsid="00e05f7d"/>
    </style:style>
    <style:style style:name="P19" style:family="paragraph" style:parent-style-name="Text_20_body" style:list-style-name="L1">
      <style:text-properties fo:font-style="normal" officeooo:rsid="00d9e25b" officeooo:paragraph-rsid="00d9e25b" style:font-style-asian="normal" style:font-style-complex="normal"/>
    </style:style>
    <style:style style:name="P20" style:family="paragraph" style:parent-style-name="Text_20_body">
      <style:text-properties fo:font-style="normal" officeooo:rsid="00ea27b7" officeooo:paragraph-rsid="00ea27b7" style:font-style-asian="normal" style:font-style-complex="normal"/>
    </style:style>
    <style:style style:name="P21" style:family="paragraph" style:parent-style-name="Text_20_body">
      <style:text-properties fo:font-style="normal" officeooo:rsid="00f0ddc0" officeooo:paragraph-rsid="00f0ddc0" style:font-style-asian="normal" style:font-style-complex="normal"/>
    </style:style>
    <style:style style:name="P22" style:family="paragraph" style:parent-style-name="Text_20_body">
      <style:text-properties fo:font-style="normal" officeooo:rsid="00f20d47" officeooo:paragraph-rsid="00f20d47" style:font-style-asian="normal" style:font-style-complex="normal"/>
    </style:style>
    <style:style style:name="P23" style:family="paragraph" style:parent-style-name="Text_20_body">
      <style:text-properties fo:font-style="normal" officeooo:rsid="00f25dad" officeooo:paragraph-rsid="00f25dad" style:font-style-asian="normal" style:font-style-complex="normal"/>
    </style:style>
    <style:style style:name="P24" style:family="paragraph" style:parent-style-name="Text_20_body">
      <style:text-properties fo:font-style="normal" officeooo:rsid="00f73106" officeooo:paragraph-rsid="00f73106" style:font-style-asian="normal" style:font-style-complex="normal"/>
    </style:style>
    <style:style style:name="P25" style:family="paragraph" style:parent-style-name="Text_20_body">
      <style:paragraph-properties fo:text-align="end" style:justify-single-word="false"/>
      <style:text-properties fo:font-style="normal" officeooo:rsid="00f73106" officeooo:paragraph-rsid="00f73106" style:font-style-asian="normal" style:font-style-complex="normal"/>
    </style:style>
    <style:style style:name="P26" style:family="paragraph" style:parent-style-name="Text_20_body">
      <style:text-properties fo:font-style="normal" fo:font-weight="bold" officeooo:rsid="00f73106" officeooo:paragraph-rsid="00f73106" style:font-style-asian="normal" style:font-weight-asian="bold" style:font-style-complex="normal" style:font-weight-complex="bold"/>
    </style:style>
    <style:style style:name="P27" style:family="paragraph" style:parent-style-name="Text_20_body" style:list-style-name="L3">
      <style:text-properties fo:font-style="normal" fo:font-weight="bold" officeooo:rsid="01014c5b" officeooo:paragraph-rsid="01014c5b" style:font-style-asian="normal" style:font-weight-asian="bold" style:font-style-complex="normal" style:font-weight-complex="bold"/>
    </style:style>
    <style:style style:name="P28" style:family="paragraph" style:parent-style-name="Text_20_body">
      <style:text-properties fo:font-style="normal" fo:font-weight="bold" officeooo:rsid="01014c5b" officeooo:paragraph-rsid="01014c5b" style:font-style-asian="normal" style:font-weight-asian="bold" style:font-style-complex="normal" style:font-weight-complex="bold"/>
    </style:style>
    <style:style style:name="P29" style:family="paragraph" style:parent-style-name="Text_20_body">
      <style:text-properties fo:font-style="normal" fo:font-weight="bold" officeooo:rsid="01034806" officeooo:paragraph-rsid="01034806" style:font-style-asian="normal" style:font-weight-asian="bold" style:font-style-complex="normal" style:font-weight-complex="bold"/>
    </style:style>
    <style:style style:name="P30" style:family="paragraph" style:parent-style-name="Text_20_body" style:list-style-name="L4">
      <style:text-properties fo:font-style="normal" fo:font-weight="bold" officeooo:rsid="01034806" officeooo:paragraph-rsid="01034806" style:font-style-asian="normal" style:font-weight-asian="bold" style:font-style-complex="normal" style:font-weight-complex="bold"/>
    </style:style>
    <style:style style:name="P31" style:family="paragraph" style:parent-style-name="Text_20_body">
      <style:text-properties fo:font-style="normal" fo:font-weight="bold" officeooo:rsid="0108f28e" officeooo:paragraph-rsid="0108f28e" style:font-style-asian="normal" style:font-weight-asian="bold" style:font-style-complex="normal" style:font-weight-complex="bold"/>
    </style:style>
    <style:style style:name="P32" style:family="paragraph" style:parent-style-name="Text_20_body" style:list-style-name="L5">
      <style:text-properties fo:font-style="normal" fo:font-weight="bold" officeooo:rsid="0108f28e" officeooo:paragraph-rsid="0108f28e" style:font-style-asian="normal" style:font-weight-asian="bold" style:font-style-complex="normal" style:font-weight-complex="bold"/>
    </style:style>
    <style:style style:name="P33" style:family="paragraph" style:parent-style-name="Text_20_body">
      <style:text-properties fo:font-style="normal" fo:font-weight="bold" officeooo:rsid="010c012e" officeooo:paragraph-rsid="010c012e" style:font-style-asian="normal" style:font-weight-asian="bold" style:font-style-complex="normal" style:font-weight-complex="bold"/>
    </style:style>
    <style:style style:name="P34" style:family="paragraph" style:parent-style-name="Text_20_body">
      <style:text-properties fo:font-style="normal" fo:font-weight="bold" officeooo:rsid="010e7d44" officeooo:paragraph-rsid="010e7d44" style:font-style-asian="normal" style:font-weight-asian="bold" style:font-style-complex="normal" style:font-weight-complex="bold"/>
    </style:style>
    <style:style style:name="P35" style:family="paragraph" style:parent-style-name="Text_20_body">
      <style:text-properties fo:font-style="normal" fo:font-weight="bold" officeooo:rsid="01108c62" officeooo:paragraph-rsid="01108c62" style:font-style-asian="normal" style:font-weight-asian="bold" style:font-style-complex="normal" style:font-weight-complex="bold"/>
    </style:style>
    <style:style style:name="P36" style:family="paragraph" style:parent-style-name="Text_20_body">
      <style:text-properties fo:font-style="normal" fo:font-weight="bold" officeooo:rsid="01228a9d" officeooo:paragraph-rsid="01228a9d" style:font-style-asian="normal" style:font-weight-asian="bold" style:font-style-complex="normal" style:font-weight-complex="bold"/>
    </style:style>
    <style:style style:name="P37" style:family="paragraph" style:parent-style-name="Text_20_body">
      <style:text-properties fo:font-style="normal" fo:font-weight="bold" officeooo:rsid="012c75e5" officeooo:paragraph-rsid="012c75e5" style:font-style-asian="normal" style:font-weight-asian="bold" style:font-style-complex="normal" style:font-weight-complex="bold"/>
    </style:style>
    <style:style style:name="P38" style:family="paragraph" style:parent-style-name="Text_20_body">
      <style:text-properties fo:font-style="normal" fo:font-weight="normal" officeooo:rsid="00f73106" officeooo:paragraph-rsid="00f73106" style:font-style-asian="normal" style:font-weight-asian="normal" style:font-style-complex="normal" style:font-weight-complex="normal"/>
    </style:style>
    <style:style style:name="P39" style:family="paragraph" style:parent-style-name="Text_20_body" style:list-style-name="L2">
      <style:text-properties fo:font-style="normal" fo:font-weight="normal" officeooo:rsid="00f73106" officeooo:paragraph-rsid="00f73106" style:font-style-asian="normal" style:font-weight-asian="normal" style:font-style-complex="normal" style:font-weight-complex="normal"/>
    </style:style>
    <style:style style:name="P40" style:family="paragraph" style:parent-style-name="Text_20_body">
      <style:text-properties fo:font-style="normal" fo:font-weight="normal" officeooo:rsid="00fa0820" officeooo:paragraph-rsid="00fbb607" style:font-style-asian="normal" style:font-weight-asian="normal" style:font-style-complex="normal" style:font-weight-complex="normal"/>
    </style:style>
    <style:style style:name="P41" style:family="paragraph" style:parent-style-name="Text_20_body">
      <style:text-properties fo:font-style="normal" fo:font-weight="normal" officeooo:rsid="00fecdf2" officeooo:paragraph-rsid="00fecdf2" style:font-style-asian="normal" style:font-weight-asian="normal" style:font-style-complex="normal" style:font-weight-complex="normal"/>
    </style:style>
    <style:style style:name="P42" style:family="paragraph" style:parent-style-name="Text_20_body">
      <style:text-properties fo:font-style="normal" fo:font-weight="normal" officeooo:rsid="0100c927" officeooo:paragraph-rsid="0100c927" style:font-style-asian="normal" style:font-weight-asian="normal" style:font-style-complex="normal" style:font-weight-complex="normal"/>
    </style:style>
    <style:style style:name="P43" style:family="paragraph" style:parent-style-name="Text_20_body">
      <style:text-properties fo:font-style="normal" fo:font-weight="normal" officeooo:rsid="0100f8ae" officeooo:paragraph-rsid="0100f8ae" style:font-style-asian="normal" style:font-weight-asian="normal" style:font-style-complex="normal" style:font-weight-complex="normal"/>
    </style:style>
    <style:style style:name="P44" style:family="paragraph" style:parent-style-name="Text_20_body">
      <style:text-properties fo:font-style="normal" fo:font-weight="normal" officeooo:rsid="0100ffad" officeooo:paragraph-rsid="0100ffad" style:font-style-asian="normal" style:font-weight-asian="normal" style:font-style-complex="normal" style:font-weight-complex="normal"/>
    </style:style>
    <style:style style:name="P45" style:family="paragraph" style:parent-style-name="Text_20_body">
      <style:text-properties fo:font-style="normal" fo:font-weight="normal" officeooo:rsid="01108c62" officeooo:paragraph-rsid="01108c62" style:font-style-asian="normal" style:font-weight-asian="normal" style:font-style-complex="normal" style:font-weight-complex="normal"/>
    </style:style>
    <style:style style:name="P46" style:family="paragraph" style:parent-style-name="Text_20_body">
      <style:text-properties fo:font-style="normal" fo:font-weight="normal" officeooo:rsid="011205c7" officeooo:paragraph-rsid="011205c7" style:font-style-asian="normal" style:font-weight-asian="normal" style:font-style-complex="normal" style:font-weight-complex="normal"/>
    </style:style>
    <style:style style:name="P47" style:family="paragraph" style:parent-style-name="Text_20_body">
      <style:text-properties fo:font-style="normal" fo:font-weight="normal" officeooo:rsid="011301f1" officeooo:paragraph-rsid="011301f1" style:font-style-asian="normal" style:font-weight-asian="normal" style:font-style-complex="normal" style:font-weight-complex="normal"/>
    </style:style>
    <style:style style:name="P48" style:family="paragraph" style:parent-style-name="Text_20_body">
      <style:text-properties fo:font-style="normal" fo:font-weight="normal" officeooo:rsid="011544cb" officeooo:paragraph-rsid="011544cb" style:font-style-asian="normal" style:font-weight-asian="normal" style:font-style-complex="normal" style:font-weight-complex="normal"/>
    </style:style>
    <style:style style:name="P49" style:family="paragraph" style:parent-style-name="Text_20_body">
      <style:text-properties fo:font-style="normal" fo:font-weight="normal" officeooo:rsid="0118535d" officeooo:paragraph-rsid="0118535d" style:font-style-asian="normal" style:font-weight-asian="normal" style:font-style-complex="normal" style:font-weight-complex="normal"/>
    </style:style>
    <style:style style:name="P50" style:family="paragraph" style:parent-style-name="Text_20_body">
      <style:text-properties fo:font-style="normal" fo:font-weight="normal" officeooo:rsid="0118770a" officeooo:paragraph-rsid="0118770a" style:font-style-asian="normal" style:font-weight-asian="normal" style:font-style-complex="normal" style:font-weight-complex="normal"/>
    </style:style>
    <style:style style:name="P51" style:family="paragraph" style:parent-style-name="Text_20_body">
      <style:text-properties fo:font-style="normal" fo:font-weight="normal" officeooo:rsid="011a38b4" officeooo:paragraph-rsid="011a38b4" style:font-style-asian="normal" style:font-weight-asian="normal" style:font-style-complex="normal" style:font-weight-complex="normal"/>
    </style:style>
    <style:style style:name="P52" style:family="paragraph" style:parent-style-name="Text_20_body">
      <style:text-properties fo:font-style="normal" fo:font-weight="normal" officeooo:rsid="011f23c8" officeooo:paragraph-rsid="011f23c8" style:font-style-asian="normal" style:font-weight-asian="normal" style:font-style-complex="normal" style:font-weight-complex="normal"/>
    </style:style>
    <style:style style:name="P53" style:family="paragraph" style:parent-style-name="Text_20_body" style:list-style-name="L6">
      <style:text-properties fo:font-style="normal" fo:font-weight="normal" officeooo:rsid="01247d12" officeooo:paragraph-rsid="01247d12" style:font-style-asian="normal" style:font-weight-asian="normal" style:font-style-complex="normal" style:font-weight-complex="normal"/>
    </style:style>
    <style:style style:name="P54" style:family="paragraph" style:parent-style-name="Text_20_body" style:list-style-name="L6">
      <style:text-properties fo:font-style="normal" fo:font-weight="normal" officeooo:rsid="01260da3" officeooo:paragraph-rsid="01260da3" style:font-style-asian="normal" style:font-weight-asian="normal" style:font-style-complex="normal" style:font-weight-complex="normal"/>
    </style:style>
    <style:style style:name="P55" style:family="paragraph" style:parent-style-name="Text_20_body" style:list-style-name="L6">
      <style:text-properties fo:font-style="normal" fo:font-weight="normal" officeooo:rsid="0128a802" officeooo:paragraph-rsid="0128a802" style:font-style-asian="normal" style:font-weight-asian="normal" style:font-style-complex="normal" style:font-weight-complex="normal"/>
    </style:style>
    <style:style style:name="P56" style:family="paragraph" style:parent-style-name="Text_20_body" style:list-style-name="L6">
      <style:text-properties fo:font-style="normal" fo:font-weight="normal" officeooo:rsid="01295223" officeooo:paragraph-rsid="01295223" style:font-style-asian="normal" style:font-weight-asian="normal" style:font-style-complex="normal" style:font-weight-complex="normal"/>
    </style:style>
    <style:style style:name="P57" style:family="paragraph" style:parent-style-name="Text_20_body">
      <style:text-properties fo:font-style="normal" fo:font-weight="normal" officeooo:rsid="01295223" officeooo:paragraph-rsid="01295223" style:font-style-asian="normal" style:font-weight-asian="normal" style:font-style-complex="normal" style:font-weight-complex="normal"/>
    </style:style>
    <style:style style:name="P58" style:family="paragraph" style:parent-style-name="Text_20_body">
      <style:text-properties fo:font-style="normal" fo:font-weight="normal" officeooo:rsid="012a1a89" officeooo:paragraph-rsid="012a1a89" style:font-style-asian="normal" style:font-weight-asian="normal" style:font-style-complex="normal" style:font-weight-complex="normal"/>
    </style:style>
    <style:style style:name="P59" style:family="paragraph" style:parent-style-name="Text_20_body">
      <style:text-properties fo:font-style="normal" fo:font-weight="normal" officeooo:rsid="012ab092" officeooo:paragraph-rsid="012ab092" style:font-style-asian="normal" style:font-weight-asian="normal" style:font-style-complex="normal" style:font-weight-complex="normal"/>
    </style:style>
    <style:style style:name="P60" style:family="paragraph" style:parent-style-name="Text_20_body" style:list-style-name="L7">
      <style:text-properties fo:font-style="normal" fo:font-weight="normal" officeooo:rsid="012ccd04" officeooo:paragraph-rsid="012ccd04" style:font-style-asian="normal" style:font-weight-asian="normal" style:font-style-complex="normal" style:font-weight-complex="normal"/>
    </style:style>
    <style:style style:name="P61" style:family="paragraph" style:parent-style-name="Text_20_body">
      <style:text-properties fo:font-style="normal" fo:font-weight="normal" officeooo:rsid="012ccd04" officeooo:paragraph-rsid="012ccd04" style:font-style-asian="normal" style:font-weight-asian="normal" style:font-style-complex="normal" style:font-weight-complex="normal"/>
    </style:style>
    <style:style style:name="P62" style:family="paragraph" style:parent-style-name="Text_20_body">
      <style:text-properties fo:font-style="normal" fo:font-weight="normal" officeooo:rsid="012f4329" officeooo:paragraph-rsid="012f4329" style:font-style-asian="normal" style:font-weight-asian="normal" style:font-style-complex="normal" style:font-weight-complex="normal"/>
    </style:style>
    <style:style style:name="P63" style:family="paragraph" style:parent-style-name="Text_20_body">
      <style:text-properties fo:font-style="normal" fo:font-weight="normal" officeooo:rsid="012d5297" officeooo:paragraph-rsid="012d5297" style:font-style-asian="normal" style:font-weight-asian="normal" style:font-style-complex="normal" style:font-weight-complex="normal"/>
    </style:style>
    <style:style style:name="P64" style:family="paragraph" style:parent-style-name="Text_20_body">
      <style:text-properties officeooo:paragraph-rsid="01014c5b"/>
    </style:style>
    <style:style style:name="P65" style:family="paragraph" style:parent-style-name="Text_20_body" style:list-style-name="L3">
      <style:text-properties fo:font-weight="bold" officeooo:rsid="01014c5b" officeooo:paragraph-rsid="01014c5b" style:font-weight-asian="bold" style:font-weight-complex="bold"/>
    </style:style>
    <style:style style:name="P66" style:family="paragraph" style:parent-style-name="Text_20_body">
      <style:text-properties fo:font-style="italic" fo:font-weight="normal" officeooo:rsid="012d5297" officeooo:paragraph-rsid="012d5297" style:font-style-asian="italic" style:font-weight-asian="normal" style:font-style-complex="italic" style:font-weight-complex="normal"/>
    </style:style>
    <style:style style:name="P67" style:family="paragraph" style:parent-style-name="Heading_20_1">
      <style:text-properties officeooo:rsid="00e4e86a" officeooo:paragraph-rsid="00e4e86a"/>
    </style:style>
    <style:style style:name="P68" style:family="paragraph" style:parent-style-name="Heading_20_1">
      <style:paragraph-properties fo:break-before="page"/>
      <style:text-properties fo:font-style="normal" officeooo:rsid="00e56446" officeooo:paragraph-rsid="00e56446" style:font-style-asian="normal" style:font-style-complex="normal"/>
    </style:style>
    <style:style style:name="T1" style:family="text">
      <style:text-properties officeooo:rsid="00cbaf94"/>
    </style:style>
    <style:style style:name="T2" style:family="text">
      <style:text-properties officeooo:rsid="00cdba60"/>
    </style:style>
    <style:style style:name="T3" style:family="text">
      <style:text-properties officeooo:rsid="00d03170"/>
    </style:style>
    <style:style style:name="T4" style:family="text">
      <style:text-properties officeooo:rsid="00d58fb1"/>
    </style:style>
    <style:style style:name="T5" style:family="text">
      <style:text-properties fo:font-style="normal" style:font-style-asian="normal" style:font-style-complex="normal"/>
    </style:style>
    <style:style style:name="T6" style:family="text">
      <style:text-properties fo:font-style="normal" officeooo:rsid="00d9e25b" style:font-style-asian="normal" style:font-style-complex="normal"/>
    </style:style>
    <style:style style:name="T7" style:family="text">
      <style:text-properties fo:font-style="normal" officeooo:rsid="00de2c9b" style:font-style-asian="normal" style:font-style-complex="normal"/>
    </style:style>
    <style:style style:name="T8" style:family="text">
      <style:text-properties fo:font-style="normal" officeooo:rsid="00df727b" style:font-style-asian="normal" style:font-style-complex="normal"/>
    </style:style>
    <style:style style:name="T9" style:family="text">
      <style:text-properties fo:font-style="normal" officeooo:rsid="00e0f0c8"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1014c5b"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df727b" style:font-style-asian="italic" style:font-style-complex="italic"/>
    </style:style>
    <style:style style:name="T14" style:family="text">
      <style:text-properties fo:font-style="italic" officeooo:rsid="00ef0248" style:font-style-asian="italic" style:font-style-complex="italic"/>
    </style:style>
    <style:style style:name="T15" style:family="text">
      <style:text-properties fo:font-style="italic" officeooo:rsid="00f87205" style:font-style-asian="italic" style:font-style-complex="italic"/>
    </style:style>
    <style:style style:name="T16" style:family="text">
      <style:text-properties fo:font-style="italic" officeooo:rsid="0100ffad" style:font-style-asian="italic" style:font-style-complex="italic"/>
    </style:style>
    <style:style style:name="T17" style:family="text">
      <style:text-properties officeooo:rsid="00e59976"/>
    </style:style>
    <style:style style:name="T18" style:family="text">
      <style:text-properties officeooo:rsid="00e71f14"/>
    </style:style>
    <style:style style:name="T19" style:family="text">
      <style:text-properties officeooo:rsid="00eae693"/>
    </style:style>
    <style:style style:name="T20" style:family="text">
      <style:text-properties officeooo:rsid="00ed2b6a"/>
    </style:style>
    <style:style style:name="T21" style:family="text">
      <style:text-properties officeooo:rsid="00ee7041"/>
    </style:style>
    <style:style style:name="T22" style:family="text">
      <style:text-properties officeooo:rsid="00ef0248"/>
    </style:style>
    <style:style style:name="T23" style:family="text">
      <style:text-properties officeooo:rsid="00f55024"/>
    </style:style>
    <style:style style:name="T24" style:family="text">
      <style:text-properties officeooo:rsid="00f73106"/>
    </style:style>
    <style:style style:name="T25" style:family="text">
      <style:text-properties fo:font-weight="bold" style:font-weight-asian="bold" style:font-weight-complex="bold"/>
    </style:style>
    <style:style style:name="T26" style:family="text">
      <style:text-properties officeooo:rsid="00fc5c3e"/>
    </style:style>
    <style:style style:name="T27" style:family="text">
      <style:text-properties officeooo:rsid="00fd7ed7"/>
    </style:style>
    <style:style style:name="T28" style:family="text">
      <style:text-properties officeooo:rsid="00fe9d5b"/>
    </style:style>
    <style:style style:name="T29" style:family="text">
      <style:text-properties officeooo:rsid="0100f8ae"/>
    </style:style>
    <style:style style:name="T30" style:family="text">
      <style:text-properties fo:font-weight="normal" style:font-weight-asian="normal" style:font-weight-complex="normal"/>
    </style:style>
    <style:style style:name="T31" style:family="text">
      <style:text-properties fo:font-weight="normal" officeooo:rsid="010c1f8c" style:font-weight-asian="normal" style:font-weight-complex="normal"/>
    </style:style>
    <style:style style:name="T32" style:family="text">
      <style:text-properties fo:font-weight="normal" officeooo:rsid="010d8ff4" style:font-weight-asian="normal" style:font-weight-complex="normal"/>
    </style:style>
    <style:style style:name="T33" style:family="text">
      <style:text-properties fo:font-weight="normal" officeooo:rsid="01102dd3" style:font-weight-asian="normal" style:font-weight-complex="normal"/>
    </style:style>
    <style:style style:name="T34" style:family="text">
      <style:text-properties officeooo:rsid="010c012e"/>
    </style:style>
    <style:style style:name="T35" style:family="text">
      <style:text-properties officeooo:rsid="01102dd3"/>
    </style:style>
    <style:style style:name="T36" style:family="text">
      <style:text-properties officeooo:rsid="0116adde"/>
    </style:style>
    <style:style style:name="T37" style:family="text">
      <style:text-properties officeooo:rsid="011f8b65"/>
    </style:style>
    <style:style style:name="T38" style:family="text">
      <style:text-properties officeooo:rsid="0121ae12"/>
    </style:style>
    <style:style style:name="T39" style:family="text">
      <style:text-properties officeooo:rsid="01260da3"/>
    </style:style>
    <style:style style:name="T40" style:family="text">
      <style:text-properties officeooo:rsid="01279d83"/>
    </style:style>
    <style:style style:name="T41" style:family="text">
      <style:text-properties officeooo:rsid="012ab0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3">Si quelqu'un a noté cette partie, peut-il me l'a communiquer ? :D Merci !</text:p>
      <text:p text:style-name="P5"/>
      <text:p text:style-name="P5">Le propre d'une innovation est l'amélioration du bien-être. C'est la dimension anthropique qui caractérise l'innovation, il faut penser l'innovation dans l'usage.</text:p>
      <text:p text:style-name="P5"/>
      <text:p text:style-name="P4"><text:span text:style-name="T3">De l'</text:span>innovation durable</text:p>
      <text:p text:style-name="P5">L'innovation doit être utile, il faut pour cela comprendre les utilisateurs-consommateur et anticiper le marché. <text:span text:style-name="T1">Il faut maximiser l'objectif qui est de répondre à un besoin ou un désir. Chacun prend des choix qu'il faut pouvoir soutenir : à quoi vais-je répondre ? Par exemple : aller au cinéma VS aller à la piscine (réflexion pour savoir lequel va me donner le plus de plaisir selon des facteurs contrainte comme le coût ou le temps).</text:span></text:p>
      <text:p text:style-name="P6">Développer de nouvelle technologie n'est ainsi pas la première priorité, <text:span text:style-name="T2">elle est importante si elle permet de servir au mieux les objectifs.</text:span></text:p>
      <text:p text:style-name="P7">Penser la culture d'entreprise et sa direction dans une politique de « progrès » permet d'avoir une posture innovante durable. Innover n'est pas une fin en soi mais seulement une condition / une méthode pour parvenir à ses objectifs.</text:p>
      <text:p text:style-name="P8">Il est nécessaire d'avoir de l'excellence pour réussir et ne pas rester sur de la médiocrité. Il faut penser son projet comme une entreprise et donc avoir une pensée entrepreneuriat, d'initiative. <text:span text:style-name="T4">Travailler en groupe aide à tout cela.</text:span></text:p>
      <text:p text:style-name="P9">Il faut apprendre de ses échecs et les accepter, expérimenter, recommencer.</text:p>
      <text:p text:style-name="P10">Si on parle de l'utilisateur, il faut penser à la diversité des personnes que l'on souhaite atteindre. Il faut les analyser, les comprendre et voir leur sensibilité.</text:p>
      <text:p text:style-name="P15"><text:span text:style-name="T6">C</text:span><text:span text:style-name="T5">oncernant les utilisateurs, les populations touchées :</text:span></text:p>
      <text:list xml:id="list1327604655542993710" text:style-name="L1">
        <text:list-item>
          <text:p text:style-name="P19">Comprendre les rêves, les désires, espoirs, idéaux, etc.</text:p>
        </text:list-item>
        <text:list-item>
          <text:p text:style-name="P19">Respecter les sensibilités, les identités, les cultures, etc.</text:p>
        </text:list-item>
        <text:list-item>
          <text:p text:style-name="P19">Comprendre les pratiques, les connaissances, les expériences, etc.</text:p>
        </text:list-item>
      </text:list>
      <text:p text:style-name="P11"/>
      <text:p text:style-name="P16"><text:span text:style-name="T7">( </text:span><text:span text:style-name="T5">Il faut ne faut pas innover pour seulement 10 % mais aussi pour les 90 % restant </text:span><text:span text:style-name="T7">)</text:span></text:p>
      <text:p text:style-name="P12"/>
      <text:p text:style-name="P17"><text:span text:style-name="T7">P</text:span><text:span text:style-name="T5">enser l'innovation comme une </text:span><text:span text:style-name="T12">école de la vie :</text:span><text:span text:style-name="T5"> Frugal + Flexible + Inclusif = Jugaal </text:span><text:span text:style-name="T8">(stratégie Indienne de l'innovation).</text:span></text:p>
      <text:p text:style-name="P18"><text:span text:style-name="T13">L</text:span><text:span text:style-name="T12">'innovation n'est que si elle est partagée par tout le monde. </text:span><text:span text:style-name="T5">— </text:span><text:span text:style-name="T9">Aristote ?</text:span></text:p>
      <text:h text:style-name="P67" text:outline-level="1"><text:soft-page-break/>Stratégie d'entreprise</text:h>
      <text:p text:style-name="P13"/>
      <text:p text:style-name="P14">Intention et adéquation (car ce qu'on veut faire est différent de ce qu'on va faire)</text:p>
      <text:p text:style-name="P14"><text:span text:style-name="T12">Stratégie</text:span> a une origine militaire (strategos = le général). <text:span text:style-name="T20">Cela vient de l'observation, l'analyse, l'interaction.</text:span></text:p>
      <text:p text:style-name="P20">On <text:span text:style-name="T19">a ajouté, à la</text:span> politique d'entreprise, la <text:span text:style-name="T12">stratégie d'entreprise. </text:span><text:span text:style-name="T21">La « politique d’entreprise » est maintenant surannée. On parle, depuis 1960, de </text:span><text:span text:style-name="T14">Politique Générale</text:span><text:span text:style-name="T22"> = Expliquer les comportements passés, prévoir…</text:span></text:p>
      <text:p text:style-name="P21">La stratégie (art de de la guerre), c’est prendre des décisions, faire des choix pour orienter, prévoir, etc. C’est l’ambition d’aller dans la direction optimale.</text:p>
      <text:p text:style-name="P21">L’objectif d’une entreprise est de maximiser son profit et qui est le résultat de la différence entre la recette et le coût (soit le coût de production et le prix de vente).</text:p>
      <text:p text:style-name="P22">Coût de production = rémunération du travail + remboursement des capitaux + produits bruts + etc.</text:p>
      <text:p text:style-name="P22">Une entreprise doit gérer ses profits pour une stratégie d’organisation interne mais aussi doit aussi se positionner par rapport à la concurrence, aux consommateurs, à la société. Cela va permettre lui permettre de garder des parts de marché.</text:p>
      <text:p text:style-name="P23">Une autre stratégie importante est la question du « comment échouer avec le moins de dégâts » ? Peut d’écrit informent sur cette question. <text:span text:style-name="T23">Les écrits partent du principe qu’il n’y aura pas d’échec.</text:span></text:p>
      <text:p text:style-name="P23"/>
      <text:p text:style-name="Citation">Si les entreprises cherchent à créer de la valeur, elle vont tenter d’obtenir un avantage concurrentiel.</text:p>
      <text:p text:style-name="P25">Igor Ansoff</text:p>
      <text:p text:style-name="P24"/>
      <text:p text:style-name="Citation">La stratégie est la détermination des buts à long terme de l’entreprise et les choix des actions et de l’allocation des ressources nécessaires à leur atteinte.</text:p>
      <text:p text:style-name="P25">Alfred Chandler</text:p>
      <text:p text:style-name="P24"/>
      <text:p text:style-name="Citation">Élaborer la stratégie de l’entreprise, c’est choisir les domaines d’activités dans lesquels de l’entr<text:span text:style-name="T24">e</text:span>prise entend être présente et allouer des ressources de façon à ce qu’elle s’y maintienne et s’y dév<text:span text:style-name="T24">e</text:span>lopper.</text:p>
      <text:p text:style-name="P25">Strategor, HEC</text:p>
      <text:p text:style-name="P24"/>
      <text:p text:style-name="P24"/>
      <text:p text:style-name="P24"><text:soft-page-break/>La stratégie renvoie à l’idée de <text:span text:style-name="T25">performence.</text:span> Il faut être plus performant que ses rivaux pour garder des parts de marché. Comment se différencier et/ou se positionner par rapport à ses concurrents.</text:p>
      <text:p text:style-name="P24">C’est de l’arbitrage, des prises de décisions (dans quel pays fabriquer ? Quel public ? Etc.)</text:p>
      <text:p text:style-name="P24"/>
      <text:p text:style-name="P26">Stratégie des « cinq P » <text:span text:style-name="T27">(définition de Henry Mintzberg)</text:span> :</text:p>
      <text:list xml:id="list2272777874891492627" text:style-name="L2">
        <text:list-item>
          <text:p text:style-name="P39">Plan : soit un type d’action voulu consciemment.</text:p>
        </text:list-item>
        <text:list-item>
          <text:p text:style-name="P39">Pattern (modèle) : soit un type d’action formalisé, structuré.</text:p>
        </text:list-item>
        <text:list-item>
          <text:p text:style-name="P39">Ploy (manœuvre, <text:span text:style-name="T15">action</text:span>) : soit une action destinée à réaliser un objectif précis (il ne s’agit que de tactique).</text:p>
        </text:list-item>
        <text:list-item>
          <text:p text:style-name="P39">Position : soit la recherche d’une localisation favorable dans l’environnement pour soutenir durablement la concurrence.</text:p>
        </text:list-item>
        <text:list-item>
          <text:p text:style-name="P39">Perspective : soit une perception de la position dans le futur.</text:p>
        </text:list-item>
      </text:list>
      <text:p text:style-name="P38"/>
      <text:p text:style-name="P40">Diversification horizontal : caractéristiques différentes. <text:span text:style-name="T28">C’est une différentiation subjective pour le consommateur.</text:span></text:p>
      <text:p text:style-name="P40">Diversification verticale : produit homogène, <text:span text:style-name="T26">qualité différente</text:span>. <text:span text:style-name="T28">C’est une différentiation objective pour le consommateur.</text:span></text:p>
      <text:p text:style-name="P40"/>
      <text:p text:style-name="P41">La stratégie d’une entreprise, c’est « pourquoi, quoi, comment » :</text:p>
      <text:p text:style-name="P41">On établie un diagnostique (Pourquoi ? Quels besoins ?) pour trouver les solutions possibles (Quoi?) et enfin comprendre la faisabilité, la mise en place de ces solutions (Comment ?).</text:p>
      <text:p text:style-name="P41"/>
      <text:p text:style-name="P42">Une entreprise doit se questionner en premier lieu sur son <text:span text:style-name="T12">Pourquoi ?</text:span> <text:s/>et déterminer qui elle est. Elle doit comprendre son but, ses caractéristiques, son identité. <text:span text:style-name="T29">Cela revient aussi à s’intéresser à ce que l’entreprise souhaite devenir.</text:span></text:p>
      <text:p text:style-name="P43">Le <text:span text:style-name="T12">Quoi ? </text:span><text:span text:style-name="T16">c</text:span>orrespond aux buts des entreprises (intentions qui sous-tendent l’action exprimées de manière générale) et aux objectifs (résultats que l’entreprise se propose d’atteindre).</text:p>
      <text:p text:style-name="P43"/>
      <text:p text:style-name="P44">Le <text:span text:style-name="T12">Comment ?</text:span> correspond au plan d’action. Pour ce faire, il faut penser aux contraintes, à ses relations avec les clients – partenaires – concurrents – etc. Il faut formuler la stratégie en fonction de ce que la stratégie perçoit, sa vision et son identité.</text:p>
      <text:p text:style-name="P64"><text:soft-page-break/><text:span text:style-name="T11">Positionnement stratégique :</text:span></text:p>
      <text:list xml:id="list4124975982867857144" text:style-name="L3">
        <text:list-item>
          <text:p text:style-name="P65"><text:span text:style-name="T5">Qui</text:span><text:span text:style-name="T12"> </text:span><text:span text:style-name="T10">sommes-nous ?</text:span></text:p>
        </text:list-item>
        <text:list-item>
          <text:p text:style-name="P27">Quoi ?<text:span text:style-name="T12"> </text:span><text:span text:style-name="T30">Quelle est notre activité ?</text:span></text:p>
        </text:list-item>
        <text:list-item>
          <text:p text:style-name="P27">Pour qui<text:span text:style-name="T30"> : quel est notre public ?</text:span></text:p>
        </text:list-item>
        <text:list-item>
          <text:p text:style-name="P27">Quel besoin<text:span text:style-name="T30"> : quelles sont les exigences spécifiques de nos clients ?</text:span></text:p>
        </text:list-item>
        <text:list-item>
          <text:p text:style-name="P27">Contre qui <text:span text:style-name="T30">: avec qui sommes-nous en concurrence ?</text:span></text:p>
        </text:list-item>
        <text:list-item>
          <text:p text:style-name="P27">En quoi sommes-nous différents <text:span text:style-name="T30">: qu’est-ce qui nous différencie des ces concurrents ? Quel avantage concurrentiel ?</text:span></text:p>
        </text:list-item>
        <text:list-item>
          <text:p text:style-name="P27">Donc <text:span text:style-name="T30">: quel est le bénéfice ? Quel bénéfice unique apporte-t-on au client ?</text:span></text:p>
        </text:list-item>
      </text:list>
      <text:p text:style-name="P28"><text:span text:style-name="T30"/></text:p>
      <text:p text:style-name="P29"><text:span text:style-name="T30">Processus de décision stratégique :</text:span></text:p>
      <text:list xml:id="list8572604830073155128" text:style-name="L4">
        <text:list-item>
          <text:p text:style-name="P30"><text:span text:style-name="T30">Définition du problème</text:span></text:p>
        </text:list-item>
        <text:list-item>
          <text:p text:style-name="P30"><text:span text:style-name="T30">Inventaire des solutions</text:span></text:p>
        </text:list-item>
        <text:list-item>
          <text:p text:style-name="P30"><text:span text:style-name="T30">Choix d’une solution ou d’un arrangement de solutions</text:span></text:p>
        </text:list-item>
        <text:list-item>
          <text:p text:style-name="P30"><text:span text:style-name="T30">Planification de la mise en œuvre de la solution</text:span></text:p>
        </text:list-item>
      </text:list>
      <text:p text:style-name="P29"><text:span text:style-name="T30"/></text:p>
      <text:p text:style-name="P31">Les <text:span text:style-name="T34">3</text:span> caractéristiques stratégique :</text:p>
      <text:list xml:id="list419088597174121644" text:style-name="L5">
        <text:list-item>
          <text:p text:style-name="P32"><text:span text:style-name="T30">La stratégie est un choix d’orientation de longue durée pour l’ensemble de l’entreprise. Différent de la tactique.</text:span></text:p>
        </text:list-item>
        <text:list-item>
          <text:p text:style-name="P32"><text:span text:style-name="T30">La stratégie concerne les relations de l’entreprise avec son environnement</text:span></text:p>
        </text:list-item>
        <text:list-item>
          <text:p text:style-name="P32"><text:span text:style-name="T30">Les décisions stratégiques sont du domaine de la direction générale.</text:span></text:p>
        </text:list-item>
      </text:list>
      <text:p text:style-name="P31"><text:span text:style-name="T30"/></text:p>
      <text:p text:style-name="P33">Le pouvoir de marché</text:p>
      <text:p text:style-name="P33"><text:span text:style-name="T30">Est-ce que les entreprise</text:span><text:span text:style-name="T31">s</text:span><text:span text:style-name="T30"> en place disposent d’un pouvoir de marché ?</text:span><text:span text:style-name="T32"> Et, donc, comment se différentier.</text:span></text:p>
      <text:p text:style-name="P34"><text:span text:style-name="T32">I</text:span><text:span text:style-name="T30">l y a une difficulté à garder ses parts de marché. </text:span><text:span text:style-name="T33">Cela induit que la stratégie est perpétuelle.</text:span></text:p>
      <text:p text:style-name="P34"><text:span text:style-name="T33"/></text:p>
      <text:p text:style-name="P35"><text:span text:style-name="T35">L</text:span>e paradigme SCP</text:p>
      <text:p text:style-name="P45">Structure → Conduct → Performance</text:p>
      <text:p text:style-name="P45"/>
      <text:p text:style-name="P45"/>
      <text:p text:style-name="P46"><text:soft-page-break/><text:span text:style-name="T12">L’élasticité du prix</text:span>, c’est comprendre la sensibilité du consommateur par rapport au prix.</text:p>
      <text:p text:style-name="P47"><text:span text:style-name="T12">Possibilités de substitution </text:span>: si, par exemple, le prix augmente, le consommateur va se reporter sur un autre produit.</text:p>
      <text:p text:style-name="P48"><text:span text:style-name="T12">Les économies d’échelle </text:span>correspondent à l’amortissement des coûts fixes de production. Plus la production est importante et plus le coût moyen est bas, car ce dernier est fonction du prix du vente. <text:span text:style-name="T36">La valeur moyenne finie quand même par augmenter car les coûts production augmente étant donné que l’entreprise se développe (plus d’employer, etc. l’entreprise s’alourdie.</text:span></text:p>
      <text:p text:style-name="P49">Il devient important de définir la taille optimale d’une entreprise.</text:p>
      <text:p text:style-name="P50">La nature de votre coût de production va déterminer la concurrence.</text:p>
      <text:p text:style-name="P51"/>
      <text:p text:style-name="P51">Les entreprises à <text:span text:style-name="T25">court terme</text:span> choisissent une concurrence en prix (de vente). Mais c’est une concurrence agressive et très rapide. Il faut être à l’affût des chgmt chez les concurrents.</text:p>
      <text:p text:style-name="P51">Les entreprises à <text:span text:style-name="T25">moyen terme</text:span> choisissent une concurrence de production.</text:p>
      <text:p text:style-name="P51">Les entreprises à <text:span text:style-name="T25">long terme</text:span> choisissent une concurrence sur la R&amp;D, sur leur positionnement, leur diversification (horiz. ou vert). Il y a aussi un questionnement sur l’intégration verticale.</text:p>
      <text:p text:style-name="P51"/>
      <text:p text:style-name="P52">Efficacité = atteinte de l’objectif.</text:p>
      <text:p text:style-name="P52">Efficience = <text:span text:style-name="T37">c</text:span>omment j’ai atteint l’objectif, les modalités pour y parvenir ?</text:p>
      <text:p text:style-name="P52">→<text:span text:style-name="T38"> Renvoie à la performance de l’entreprise.</text:span></text:p>
      <text:p text:style-name="P52"/>
      <text:p text:style-name="P36">Les composantes de la stratégie :</text:p>
      <text:list xml:id="list5825382037939945579" text:style-name="L6">
        <text:list-item>
          <text:p text:style-name="P53">La stratégie interne et stratégie externe</text:p>
          <text:list>
            <text:list-item>
              <text:p text:style-name="P53"><text:span text:style-name="T39">Stratégie e</text:span>xterne : elle concerne l’entreprise en son milieu. Par rapport à ses concurrents</text:p>
              <text:p text:style-name="P54">Environnement = Extérieur. SWOT : <text:span text:style-name="T40">il faut définir les opportunités et les menaces.</text:span></text:p>
            </text:list-item>
            <text:list-item>
              <text:p text:style-name="P53"><text:span text:style-name="T39">Stratégie i</text:span>nterne : l’organisation de l’entreprise. Les rapports humains (répartition des pouvoirs, degré d’autonomie du personnel, mode de coordination, etc).</text:p>
            </text:list-item>
          </text:list>
        </text:list-item>
        <text:list-item>
          <text:p text:style-name="P55">La demande</text:p>
          <text:list>
            <text:list-item>
              <text:p text:style-name="P55">Questions sur la demande actuelle</text:p>
            </text:list-item>
            <text:list-item>
              <text:p text:style-name="P55"><text:soft-page-break/>Questions sur l’évolution de la demande</text:p>
            </text:list-item>
          </text:list>
        </text:list-item>
        <text:list-item>
          <text:p text:style-name="P55">L’offre</text:p>
          <text:list>
            <text:list-item>
              <text:p text:style-name="P55">Question sur l’offre actuelle</text:p>
            </text:list-item>
            <text:list-item>
              <text:p text:style-name="P55">Question sur l’évolution de l’offre</text:p>
            </text:list-item>
          </text:list>
        </text:list-item>
        <text:list-item>
          <text:p text:style-name="P56">La concurrence</text:p>
        </text:list-item>
      </text:list>
      <text:p text:style-name="P57"/>
      <text:p text:style-name="P58">Plus il y a d’entreprise sur un marché, plus la concurrence est faible.</text:p>
      <text:p text:style-name="P58">1 entreprise = monopole.</text:p>
      <text:p text:style-name="P58">Infini d’entreprise = concurrence pure et parfaite</text:p>
      <text:p text:style-name="P58">Si l’offre total est énorme avec atomicité des acteurs, l’offre singulière est peu impactante et le prix va rester le même. On dit que les <text:span text:style-name="T41">entreprises</text:span> sont <text:span text:style-name="T41">en </text:span>price-taker.</text:p>
      <text:p text:style-name="P58">Dans le cas d’un monopole, pas intérêt à produire beaucoup mais plus à rationaliser la production. Moins je produit et plus le prix va augmenter. <text:span text:style-name="T41">On dit que l’entreprise est en price-maker.</text:span></text:p>
      <text:p text:style-name="P59">Si peu d’entreprises (deux par exemple), la concurrence est très forte.</text:p>
      <text:p text:style-name="P59"/>
      <text:p text:style-name="P37">Les cinq forces de Porter</text:p>
      <text:list xml:id="list7998700019637769856" text:style-name="L7">
        <text:list-item>
          <text:p text:style-name="P60">Le pouvoir de négociation des clients</text:p>
        </text:list-item>
        <text:list-item>
          <text:p text:style-name="P60">Le pouvoir de négociation des fournisseurs</text:p>
        </text:list-item>
        <text:list-item>
          <text:p text:style-name="P60">La menace des nouveaux entrants</text:p>
        </text:list-item>
        <text:list-item>
          <text:p text:style-name="P60">La menace de produits ou de services de remplacement</text:p>
        </text:list-item>
        <text:list-item>
          <text:p text:style-name="P60">L’intensité de la rivalité entre les firmes</text:p>
        </text:list-item>
      </text:list>
      <text:p text:style-name="P61">Ces cinq forces déterminent l’attractivité d’un marché.</text:p>
      <text:p text:style-name="P62">Le concept de Porter = cadre pour classifier des stratégies compétitives.</text:p>
      <text:p text:style-name="P63"/>
      <text:p text:style-name="P66">The Nature of Firm, <text:span text:style-name="T5">Ronan Coase</text:span></text:p>
      <text:h text:style-name="P68" text:outline-level="1">Aptitude<text:span text:style-name="T18">s</text:span> <text:span text:style-name="T17">m</text:span>anagériale<text:span text:style-name="T18">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7</text:page-number>/<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30T12:13:58.424000000</dc:date>
    <meta:editing-duration>PT11H7M25S</meta:editing-duration>
    <meta:editing-cycles>274</meta:editing-cycles>
    <meta:generator>LibreOffice/5.1.1.3$Windows_x86 LibreOffice_project/89f508ef3ecebd2cfb8e1def0f0ba9a803b88a6d</meta:generator>
    <meta:document-statistic meta:table-count="0" meta:image-count="0" meta:object-count="0" meta:page-count="7" meta:paragraph-count="110" meta:word-count="1586" meta:character-count="9931" meta:non-whitespace-character-count="8487"/>
  </office:meta>
</office:document-meta>
</file>